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IE"/>
    </style:style>
    <style:style style:name="P2" style:family="paragraph" style:parent-style-name="Standard">
      <style:text-properties fo:color="#333333" style:font-name="Courier New" style:font-name-asian="Times New Roman1" style:font-name-complex="Courier New1"/>
    </style:style>
    <style:style style:name="P3" style:family="paragraph" style:parent-style-name="Standard">
      <style:paragraph-properties fo:margin-top="0cm" fo:margin-bottom="0cm" style:contextual-spacing="false" fo:line-height="100%" fo:background-color="#fffcf6">
        <style:background-image/>
      </style:paragraph-properties>
    </style:style>
    <style:style style:name="P4" style:family="paragraph" style:parent-style-name="Standard">
      <style:paragraph-properties fo:margin-top="0cm" fo:margin-bottom="0cm" style:contextual-spacing="false" fo:line-height="100%" fo:background-color="#fffcf6">
        <style:background-image/>
      </style:paragraph-properties>
      <style:text-properties fo:color="#333333" style:font-name="Courier New" fo:font-size="12pt" style:font-name-asian="Times New Roman1" style:font-size-asian="12pt" style:font-name-complex="Courier New1" style:font-size-complex="12pt"/>
    </style:style>
    <style:style style:name="P5" style:family="paragraph" style:parent-style-name="Standard">
      <style:paragraph-properties fo:margin-top="0cm" fo:margin-bottom="0cm" style:contextual-spacing="false" fo:line-height="100%" fo:background-color="#fffcf6">
        <style:background-image/>
      </style:paragraph-properties>
      <style:text-properties fo:color="#333333" style:font-name="Courier New" style:font-name-asian="Times New Roman1" style:font-name-complex="Courier New1"/>
    </style:style>
    <style:style style:name="P6" style:family="paragraph" style:parent-style-name="Standard">
      <style:paragraph-properties fo:background-color="#fffcf6">
        <style:background-image/>
      </style:paragraph-properties>
    </style:style>
    <style:style style:name="P7" style:family="paragraph" style:parent-style-name="Standard">
      <style:paragraph-properties fo:background-color="#fffcf6">
        <style:background-image/>
      </style:paragraph-properties>
      <style:text-properties fo:color="#333333" style:font-name="Courier New" style:font-name-asian="Times New Roman1" style:font-name-complex="Courier New1"/>
    </style:style>
    <style:style style:name="P8" style:family="paragraph" style:parent-style-name="Standard" style:master-page-name="Standard">
      <style:paragraph-properties style:page-number="auto"/>
      <style:text-properties fo:language="en" fo:country="IE"/>
    </style:style>
    <style:style style:name="T1" style:family="text">
      <style:text-properties fo:color="#333333" style:font-name="Courier New" style:font-name-asian="Times New Roman1" style:font-name-complex="Courier New1"/>
    </style:style>
    <style:style style:name="T2" style:family="text">
      <style:text-properties fo:color="#333333" style:font-name="Courier New" fo:font-size="12pt" style:font-name-asian="Times New Roman1" style:font-size-asian="12pt" style:font-name-complex="Courier New1" style:font-size-complex="12pt"/>
    </style:style>
    <style:style style:name="T3" style:family="text">
      <style:text-properties fo:color="#333333" style:font-name="Courier New" fo:background-color="#fffcf6" loext:char-shading-value="0" style:font-name-complex="Courier New1"/>
    </style:style>
    <style:style style:name="T4" style:family="text">
      <style:text-properties fo:color="#333333" style:font-name="Verdana" fo:font-size="9pt" fo:background-color="#fffcf6" loext:char-shading-value="0" style:font-size-asian="9pt" style:font-size-complex="9pt"/>
    </style:style>
    <style:style style:name="T5" style:family="text">
      <style:text-properties fo:color="#000000" style:font-name="Calibri" style:font-name-asian="Times New Roman1" style:font-name-complex="Times New Roman1"/>
    </style:style>
    <style:style style:name="T6" style:family="text">
      <style:text-properties fo:color="#000000" style:font-name="Calibri" fo:font-size="12pt" style:font-name-asian="Times New Roman1" style:font-size-asian="12pt" style:font-name-complex="Times New Roman1" style:font-size-complex="12pt"/>
    </style:style>
    <style:style style:name="T7" style:family="text">
      <style:text-properties fo:language="en" fo:country="I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text:span text:style-name="T1">53++!305))6*;4826)4+%)4+);806*;48!8]60))85;1+(;:+*8!83(88)5*!;</text:span></text:p>
      <text:p text:style-name="P3"><text:span text:style-name="T1">46(;88*96*?;8)*+(;485);5*!2:*+(;4956*2(5*-4)8]8*;4069285);)6!8)4++;</text:span></text:p>
      <text:p text:style-name="P3"><text:span text:style-name="T1">1(+9;48081;8:8+1;48!85;4)485!528806*81(+9;48;(88;4(+?34;48)4+;161;:</text:span></text:p>
      <text:p text:style-name="P3"><text:span text:style-name="T1">188;+?;</text:span></text:p>
      <text:p text:style-name="P4"/>
      <text:p text:style-name="P4"/>
      <text:p text:style-name="P4"/>
      <text:p text:style-name="P3"><text:span text:style-name="T2">Frequency</text:span></text:p>
      <text:p text:style-name="P3"><text:span text:style-name="T2">---------</text:span></text:p>
      <text:p text:style-name="P3"><text:span text:style-name="T2">8<text:tab/><text:tab/>33<text:tab/><text:tab/>e</text:span></text:p>
      <text:p text:style-name="P3"><text:span text:style-name="T2">;    <text:tab/>26<text:tab/><text:tab/>t</text:span></text:p>
      <text:p text:style-name="P3"><text:span text:style-name="T2">4    <text:tab/>19<text:tab/><text:tab/>h</text:span></text:p>
      <text:p text:style-name="P3"><text:span text:style-name="T2">+<text:tab/><text:tab/>17<text:tab/><text:tab/>o</text:span></text:p>
      <text:p text:style-name="P3"><text:span text:style-name="T2">)    <text:tab/>16<text:tab/><text:tab/>s</text:span></text:p>
      <text:p text:style-name="P3"><text:span text:style-name="T2">*      <text:tab/>13<text:tab/><text:tab/>n</text:span></text:p>
      <text:p text:style-name="P3"><text:span text:style-name="T2">5      <text:tab/>12<text:tab/><text:tab/>a</text:span></text:p>
      <text:p text:style-name="P3"><text:span text:style-name="T2">6      <text:tab/>11<text:tab/><text:tab/>i</text:span></text:p>
      <text:p text:style-name="P3"><text:span text:style-name="T2">(<text:tab/><text:tab/>10<text:tab/><text:tab/>r</text:span></text:p>
      <text:p text:style-name="P3"><text:span text:style-name="T2">!<text:tab/><text:tab/>8<text:tab/><text:tab/>d</text:span></text:p>
      <text:p text:style-name="P3"><text:span text:style-name="T2">1      <text:tab/>8<text:tab/><text:tab/>f</text:span></text:p>
      <text:p text:style-name="P3"><text:span text:style-name="T2">0       <text:tab/>6<text:tab/><text:tab/>l</text:span></text:p>
      <text:p text:style-name="P3"><text:span text:style-name="T2">9<text:tab/><text:tab/>5<text:tab/><text:tab/>m</text:span></text:p>
      <text:p text:style-name="P3"><text:span text:style-name="T2">2      <text:tab/>5<text:tab/><text:tab/>b</text:span></text:p>
      <text:p text:style-name="P3"><text:span text:style-name="T2">:<text:tab/><text:tab/>5<text:tab/><text:tab/>y</text:span></text:p>
      <text:p text:style-name="P3"><text:span text:style-name="T2">3      <text:tab/>4<text:tab/><text:tab/>g</text:span></text:p>
      <text:p text:style-name="P3"><text:span text:style-name="T2">?       <text:tab/>3<text:tab/><text:tab/>u</text:span></text:p>
      <text:p text:style-name="P3"><text:span text:style-name="T2">]       <text:tab/>2<text:tab/><text:tab/>v</text:span></text:p>
      <text:p text:style-name="P3"><text:span text:style-name="T2">%<text:tab/><text:tab/>1<text:tab/><text:tab/>p</text:span></text:p>
      <text:p text:style-name="P6"><text:span text:style-name="T1">-<text:tab/><text:tab/>1<text:tab/><text:tab/>c</text:span></text:p>
      <text:p text:style-name="P7"/>
      <text:p text:style-name="P3"><text:span text:style-name="T1">53++!305))6* the 26)h+p)h+)te06* the !e]60))e5t1+(t:+*e!e3(ee)5*!t</text:span></text:p>
      <text:p text:style-name="P3"><text:span text:style-name="T1">h6(tee*96*?te)*+( the 5)t5*!2:*+(th956*2(5*-h)e]e*th0692e5)t)6!e)h++t</text:span></text:p>
      <text:p text:style-name="P3"><text:span text:style-name="T1">1(+9 the 0e1te:e+1 the !e5th)he5!52ee06*e1(+9 the t(eeth(+?3h the )h+t161t:</text:span></text:p>
      <text:p text:style-name="P3"><text:span text:style-name="T1">1eet+?t</text:span></text:p>
      <text:p text:style-name="P1"/>
      <text:p text:style-name="Standard"><text:span text:style-name="T1">“t(eeth” -&gt; “t(ee th” -&gt; “tree th”</text:span></text:p>
      <text:p text:style-name="P1"/>
      <text:p text:style-name="P1"/>
      <text:p text:style-name="P1"/>
      <text:p text:style-name="P3"><text:soft-page-break/><text:span text:style-name="T2">Frequency</text:span></text:p>
      <text:p text:style-name="P3"><text:span text:style-name="T2">---------</text:span></text:p>
      <text:p text:style-name="P3"><text:span text:style-name="T2">8<text:tab/><text:tab/>33<text:tab/><text:tab/>e</text:span></text:p>
      <text:p text:style-name="P3"><text:span text:style-name="T2">;    <text:tab/>26<text:tab/><text:tab/>t</text:span></text:p>
      <text:p text:style-name="P3"><text:span text:style-name="T2">4    <text:tab/>19<text:tab/><text:tab/>h</text:span></text:p>
      <text:p text:style-name="P3"><text:span text:style-name="T2">+<text:tab/><text:tab/>17<text:tab/><text:tab/>o</text:span></text:p>
      <text:p text:style-name="P3"><text:span text:style-name="T2">)    <text:tab/>16<text:tab/><text:tab/>s</text:span></text:p>
      <text:p text:style-name="P3"><text:span text:style-name="T2">*      <text:tab/>13<text:tab/><text:tab/>n</text:span></text:p>
      <text:p text:style-name="P3"><text:span text:style-name="T2">5      <text:tab/>12<text:tab/><text:tab/>a</text:span></text:p>
      <text:p text:style-name="P3"><text:span text:style-name="T2">6      <text:tab/>11<text:tab/><text:tab/>i</text:span></text:p>
      <text:p text:style-name="P3"><text:span text:style-name="T2">(<text:tab/><text:tab/>10<text:tab/><text:tab/>r</text:span></text:p>
      <text:p text:style-name="P3"><text:span text:style-name="T2">!<text:tab/><text:tab/>8<text:tab/><text:tab/>d</text:span></text:p>
      <text:p text:style-name="P3"><text:span text:style-name="T2">1      <text:tab/>8<text:tab/><text:tab/>f</text:span></text:p>
      <text:p text:style-name="P3"><text:span text:style-name="T2">0       <text:tab/>6<text:tab/><text:tab/>l</text:span></text:p>
      <text:p text:style-name="P3"><text:span text:style-name="T2">9<text:tab/><text:tab/>5<text:tab/><text:tab/>m</text:span></text:p>
      <text:p text:style-name="P3"><text:span text:style-name="T2">2      <text:tab/>5<text:tab/><text:tab/>b</text:span></text:p>
      <text:p text:style-name="P3"><text:span text:style-name="T2">:<text:tab/><text:tab/>5<text:tab/><text:tab/>y</text:span></text:p>
      <text:p text:style-name="P3"><text:span text:style-name="T2">3      <text:tab/>4<text:tab/><text:tab/>g</text:span></text:p>
      <text:p text:style-name="P3"><text:span text:style-name="T2">?       <text:tab/>3<text:tab/><text:tab/>u</text:span></text:p>
      <text:p text:style-name="P3"><text:span text:style-name="T2">]       <text:tab/>2<text:tab/><text:tab/>v</text:span></text:p>
      <text:p text:style-name="P6"><text:span text:style-name="T1">-<text:tab/><text:tab/>1<text:tab/><text:tab/>c</text:span></text:p>
      <text:p text:style-name="P6"><text:span text:style-name="T2">.      <text:tab/>1<text:tab/><text:tab/>i</text:span></text:p>
      <text:p text:style-name="P5"/>
      <text:p text:style-name="P5"/>
      <text:p text:style-name="P3"><text:span text:style-name="T1">53++!305))6* the 26)h+%)h+)te06* the !e]60))e5t1+rt:+*e!e3ree)5*!t</text:span></text:p>
      <text:p text:style-name="P3"><text:span text:style-name="T1">h6rtee*96*?te)*+r the 5)t5*!2:*+rth956*2r5*-h)e]e*th0692e5)t)6!e)h++t</text:span></text:p>
      <text:p text:style-name="P3"><text:span text:style-name="T1">1r+9 the 0e1te:e+1 the !e5th)he5!52ee06*e1r+9 the tree thr+?3h the )h+t161t:</text:span></text:p>
      <text:p text:style-name="P3"><text:span text:style-name="T1">1eet+?t</text:span></text:p>
      <text:p text:style-name="P1"/>
      <text:p text:style-name="Standard"><text:span text:style-name="T1">the tree thr+?3h the -&gt; through</text:span></text:p>
      <text:p text:style-name="P1"/>
      <text:p text:style-name="P3"><text:span text:style-name="T1">5goodg05))6* the 26)ho%)ho)te06* the de]60))e5t1ort:o*e degree )5*dt</text:span></text:p>
      <text:p text:style-name="P3"><text:span text:style-name="T1">h6rtee*96*ute)*or the 5)t5*d2:*orth956*2r5*-h)e]e*th0692e5)t)6de)hoot</text:span></text:p>
      <text:p text:style-name="P3"><text:span text:style-name="T1">1ro9 the 0e1te:eo1 the de5th)he5d52ee06*e1ro9 the tree through the )hot161t:</text:span></text:p>
      <text:p text:style-name="P3"><text:span text:style-name="T1">1eetout</text:span></text:p>
      <text:p text:style-name="P1"/>
      <text:p text:style-name="Standard"><text:span text:style-name="T1">!egree -&gt; <text:s/>degree</text:span></text:p>
      <text:p text:style-name="Standard"><text:span text:style-name="T1">5good -&gt; a good</text:span></text:p>
      <text:p text:style-name="Standard"><text:span text:style-name="T3">th6rtee* -&gt; thirteen</text:span></text:p>
      <text:p text:style-name="P2"><text:soft-page-break/></text:p>
      <text:p text:style-name="P1"/>
      <text:p text:style-name="Standard"><text:span text:style-name="T1">9inute) -&gt; minutes</text:span></text:p>
      <text:p text:style-name="Standard"><text:span text:style-name="T1">1rom -&gt; from</text:span></text:p>
      <text:p text:style-name="P2"/>
      <text:p text:style-name="P3"><text:span text:style-name="T1">A good glass in the bisho%shostelin the devils seat forty one degrees and thirteen minutes north east and by north main branch seventh limb east side shoot from the left eye of the deaths head a bee line from the tree through the shot fifty feet out</text:span></text:p>
      <text:p text:style-name="P1"/>
      <text:p text:style-name="Standard"><text:span text:style-name="T1">fift: -&gt; fifty</text:span></text:p>
      <text:p text:style-name="Standard"><text:span text:style-name="T1">0eft -&gt; left</text:span></text:p>
      <text:p text:style-name="Standard"><text:span text:style-name="T1">2ee -&gt; bee</text:span></text:p>
      <text:p text:style-name="Standard"><text:span text:style-name="T1">bran-h -&gt; branch</text:span></text:p>
      <text:p text:style-name="Standard"><text:span text:style-name="T1">se]enth -&gt; seventh</text:span></text:p>
      <text:p text:style-name="Standard"><text:span text:style-name="T1">bisho%s hostel in -&gt; bishops hostel in </text:span></text:p>
      <text:p text:style-name="P2"/>
      <text:p text:style-name="Standard"><text:span text:style-name="T4">A good glass in the bishop's hostel in the devil's seat forty one degrees and thirteen minutes northeast and by north main branch seventh limb east side shoot from the left eye of the death's head a bee-line from the tree through the shot fifty feet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apple-style-span"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meta:initial-creator>
    <dc:creator>paul</dc:creator>
    <meta:editing-cycles>11</meta:editing-cycles>
    <meta:creation-date>2011-12-07T14:05:00</meta:creation-date>
    <dc:date>2012-01-10T14:45:00</dc:date>
    <meta:editing-duration>PT2M58S</meta:editing-duration>
    <meta:generator>LibreOffice/4.2.7.2$Linux_X86_64 LibreOffice_project/420m0$Build-2</meta:generator>
    <meta:document-statistic meta:table-count="0" meta:image-count="0" meta:object-count="0" meta:page-count="3" meta:paragraph-count="75" meta:word-count="331" meta:character-count="2070" meta:non-whitespace-character-count="1613"/>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